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25-04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24-04-0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23-04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21-04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20-10-2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20-04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9-06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8-05-1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7-04-1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6-04-1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6-04-0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5-05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4-05-1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3-05-06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2-10-0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1-04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1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09-04-0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07-04-12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0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05-04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03-04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01-05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99-04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9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9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8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8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8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8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8090173800</text:p>
          </table:table-cell>
          <table:table-cell office:value-type="string" calcext:value-type="string">
            <text:p>06N07E01DAD2</text:p>
          </table:table-cell>
          <table:table-cell office:value-type="string" calcext:value-type="string">
            <text:p>1983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